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b2b2b2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3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total lef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players lef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/>
          <table:table-cell table:style-name="ce4" office:value-type="float" office:value="34802142" calcext:value-type="float">
            <text:p>34,802,142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894167" calcext:value-type="float">
            <text:p>894,167</text:p>
          </table:table-cell>
          <table:table-cell table:formula="of:=[.C2]-[.B3]" office:value-type="float" office:value="33907975" calcext:value-type="float">
            <text:p>33,907,975</text:p>
          </table:table-cell>
          <table:table-cell table:formula="of:=[.C3]/([.$A$1]-[.A3])" office:value-type="float" office:value="3767552.77777778" calcext:value-type="float">
            <text:p>3,767,553</text:p>
          </table:table-cell>
          <table:table-cell table:style-name="ce6" table:formula="of:=[.$A$1]-[.A3]"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835834" calcext:value-type="float">
            <text:p>835,834</text:p>
          </table:table-cell>
          <table:table-cell table:formula="of:=[.C3]-[.B4]" office:value-type="float" office:value="33072141" calcext:value-type="float">
            <text:p>33,072,141</text:p>
          </table:table-cell>
          <table:table-cell table:formula="of:=[.C4]/([.$A$1]-[.A4])" office:value-type="float" office:value="4134017.625" calcext:value-type="float">
            <text:p>4,134,018</text:p>
          </table:table-cell>
          <table:table-cell table:style-name="ce6" table:formula="of:=[.$A$1]-[.A4]"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950000" calcext:value-type="float">
            <text:p>1,950,000</text:p>
          </table:table-cell>
          <table:table-cell table:style-name="ce4" table:formula="of:=[.C4]-[.B5]" office:value-type="float" office:value="31122141" calcext:value-type="float">
            <text:p>31,122,141</text:p>
          </table:table-cell>
          <table:table-cell table:style-name="ce4" table:formula="of:=[.C5]/([.$A$1]-[.A5])" office:value-type="float" office:value="4446020.14285714" calcext:value-type="float">
            <text:p>4,446,020</text:p>
          </table:table-cell>
          <table:table-cell table:formula="of:=[.$A$1]-[.A5]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4875000" calcext:value-type="float">
            <text:p>4,875,000</text:p>
          </table:table-cell>
          <table:table-cell table:style-name="ce4" table:formula="of:=[.C5]-[.B6]" office:value-type="float" office:value="26247141" calcext:value-type="float">
            <text:p>26,247,141</text:p>
          </table:table-cell>
          <table:table-cell table:style-name="ce4" table:formula="of:=[.C6]/([.$A$1]-[.A6])" office:value-type="float" office:value="4374523.5" calcext:value-type="float">
            <text:p>4,374,524</text:p>
          </table:table-cell>
          <table:table-cell table:formula="of:=[.$A$1]-[.A6]" office:value-type="float" office:value="6" calcext:value-type="float">
            <text:p>6</text:p>
          </table:table-cell>
          <table:table-cell office:value-type="string" calcext:value-type="string">
            <text:p>def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863334" calcext:value-type="float">
            <text:p>863,334</text:p>
          </table:table-cell>
          <table:table-cell table:formula="of:=[.C6]-[.B7]" office:value-type="float" office:value="25383807" calcext:value-type="float">
            <text:p>25,383,807</text:p>
          </table:table-cell>
          <table:table-cell table:formula="of:=[.C7]/([.$A$1]-[.A7])" office:value-type="float" office:value="5076761.4" calcext:value-type="float">
            <text:p>5,076,761</text:p>
          </table:table-cell>
          <table:table-cell table:style-name="ce6" table:formula="of:=[.$A$1]-[.A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1600000" calcext:value-type="float">
            <text:p>1,600,000</text:p>
          </table:table-cell>
          <table:table-cell table:formula="of:=[.C7]-[.B8]" office:value-type="float" office:value="23783807" calcext:value-type="float">
            <text:p>23,783,807</text:p>
          </table:table-cell>
          <table:table-cell table:formula="of:=[.C8]/([.$A$1]-[.A8])" office:value-type="float" office:value="5945951.75" calcext:value-type="float">
            <text:p>5,945,952</text:p>
          </table:table-cell>
          <table:table-cell table:style-name="ce6" table:formula="of:=[.$A$1]-[.A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5500000" calcext:value-type="float">
            <text:p>5,500,000</text:p>
          </table:table-cell>
          <table:table-cell table:style-name="ce4" table:formula="of:=[.C8]-[.B9]" office:value-type="float" office:value="18283807" calcext:value-type="float">
            <text:p>18,283,807</text:p>
          </table:table-cell>
          <table:table-cell table:style-name="ce4" table:formula="of:=[.C9]/([.$A$1]-[.A9])" office:value-type="float" office:value="6094602.33333333" calcext:value-type="float">
            <text:p>6,094,602</text:p>
          </table:table-cell>
          <table:table-cell table:formula="of:=[.$A$1]-[.A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4975000" calcext:value-type="float">
            <text:p>4,975,000</text:p>
          </table:table-cell>
          <table:table-cell table:style-name="ce4" table:formula="of:=[.C9]-[.B10]" office:value-type="float" office:value="13308807" calcext:value-type="float">
            <text:p>13,308,807</text:p>
          </table:table-cell>
          <table:table-cell table:style-name="ce4" table:formula="of:=[.C10]/([.$A$1]-[.A10])" office:value-type="float" office:value="6654403.5" calcext:value-type="float">
            <text:p>6,654,404</text:p>
          </table:table-cell>
          <table:table-cell table:formula="of:=[.$A$1]-[.A1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5800000" calcext:value-type="float">
            <text:p>5,800,000</text:p>
          </table:table-cell>
          <table:table-cell table:formula="of:=[.C10]-[.B11]" office:value-type="float" office:value="7508807" calcext:value-type="float">
            <text:p>7,508,807</text:p>
          </table:table-cell>
          <table:table-cell table:formula="of:=[.C11]/([.$A$1]-[.A11])" office:value-type="float" office:value="7508807" calcext:value-type="float">
            <text:p>7,508,807</text:p>
          </table:table-cell>
          <table:table-cell table:style-name="ce6" table:formula="of:=[.$A$1]-[.A1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formula="of:=[.C11]-[.B12]" office:value-type="float" office:value="7508807" calcext:value-type="float">
            <text:p>7,508,807</text:p>
          </table:table-cell>
          <table:table-cell/>
          <table:table-cell table:style-name="ce6"/>
          <table:table-cell table:number-columns-repeated="2"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total lef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players lef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/>
          <table:table-cell table:style-name="ce4" office:value-type="float" office:value="34802142" calcext:value-type="float">
            <text:p>34,802,142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894167" calcext:value-type="float">
            <text:p>894,167</text:p>
          </table:table-cell>
          <table:table-cell table:formula="of:=[.C18]-[.B19]" office:value-type="float" office:value="33907975" calcext:value-type="float">
            <text:p>33,907,975</text:p>
          </table:table-cell>
          <table:table-cell table:formula="of:=[.C19]/([.$A$1]-[.A19])" office:value-type="float" office:value="3767552.77777778" calcext:value-type="float">
            <text:p>3,767,553</text:p>
          </table:table-cell>
          <table:table-cell table:style-name="ce6" table:formula="of:=[.$A$1]-[.A19]" office:value-type="float" office:value="9" calcext:value-type="float">
            <text:p>9</text:p>
          </table:table-cell>
          <table:table-cell office:value-type="string" calcext:value-type="string">
            <text:p>stanko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835834" calcext:value-type="float">
            <text:p>835,834</text:p>
          </table:table-cell>
          <table:table-cell table:formula="of:=[.C19]-[.B20]" office:value-type="float" office:value="33072141" calcext:value-type="float">
            <text:p>33,072,141</text:p>
          </table:table-cell>
          <table:table-cell table:formula="of:=[.C20]/([.$A$1]-[.A20])" office:value-type="float" office:value="4134017.625" calcext:value-type="float">
            <text:p>4,134,018</text:p>
          </table:table-cell>
          <table:table-cell table:style-name="ce6" table:formula="of:=[.$A$1]-[.A20]" office:value-type="float" office:value="8" calcext:value-type="float">
            <text:p>8</text:p>
          </table:table-cell>
          <table:table-cell office:value-type="string" calcext:value-type="string">
            <text:p>guenthe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950000" calcext:value-type="float">
            <text:p>1,950,000</text:p>
          </table:table-cell>
          <table:table-cell table:style-name="ce4" table:formula="of:=[.C20]-[.B21]" office:value-type="float" office:value="31122141" calcext:value-type="float">
            <text:p>31,122,141</text:p>
          </table:table-cell>
          <table:table-cell table:style-name="ce4" table:formula="of:=[.C21]/([.$A$1]-[.A21])" office:value-type="float" office:value="4446020.14285714" calcext:value-type="float">
            <text:p>4,446,020</text:p>
          </table:table-cell>
          <table:table-cell table:formula="of:=[.$A$1]-[.A21]" office:value-type="float" office:value="7" calcext:value-type="float">
            <text:p>7</text:p>
          </table:table-cell>
          <table:table-cell office:value-type="string" calcext:value-type="string">
            <text:p>neighbour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4875000" calcext:value-type="float">
            <text:p>4,875,000</text:p>
          </table:table-cell>
          <table:table-cell table:style-name="ce4" table:formula="of:=[.C21]-[.B22]" office:value-type="float" office:value="26247141" calcext:value-type="float">
            <text:p>26,247,141</text:p>
          </table:table-cell>
          <table:table-cell table:style-name="ce4" table:formula="of:=[.C22]/([.$A$1]-[.A22])" office:value-type="float" office:value="4374523.5" calcext:value-type="float">
            <text:p>4,374,524</text:p>
          </table:table-cell>
          <table:table-cell table:formula="of:=[.$A$1]-[.A22]" office:value-type="float" office:value="6" calcext:value-type="float">
            <text:p>6</text:p>
          </table:table-cell>
          <table:table-cell office:value-type="string" calcext:value-type="string">
            <text:p>def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863334" calcext:value-type="float">
            <text:p>863,334</text:p>
          </table:table-cell>
          <table:table-cell table:formula="of:=[.C22]-[.B23]" office:value-type="float" office:value="25383807" calcext:value-type="float">
            <text:p>25,383,807</text:p>
          </table:table-cell>
          <table:table-cell table:formula="of:=[.C23]/([.$A$1]-[.A23])" office:value-type="float" office:value="5076761.4" calcext:value-type="float">
            <text:p>5,076,761</text:p>
          </table:table-cell>
          <table:table-cell table:style-name="ce6" table:formula="of:=[.$A$1]-[.A23]" office:value-type="float" office:value="5" calcext:value-type="float">
            <text:p>5</text:p>
          </table:table-cell>
          <table:table-cell office:value-type="string" calcext:value-type="string">
            <text:p>goaler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1600000" calcext:value-type="float">
            <text:p>1,600,000</text:p>
          </table:table-cell>
          <table:table-cell table:formula="of:=[.C23]-[.B24]" office:value-type="float" office:value="23783807" calcext:value-type="float">
            <text:p>23,783,807</text:p>
          </table:table-cell>
          <table:table-cell table:formula="of:=[.C24]/([.$A$1]-[.A24])" office:value-type="float" office:value="5945951.75" calcext:value-type="float">
            <text:p>5,945,952</text:p>
          </table:table-cell>
          <table:table-cell table:style-name="ce6" table:formula="of:=[.$A$1]-[.A24]" office:value-type="float" office:value="4" calcext:value-type="float">
            <text:p>4</text:p>
          </table:table-cell>
          <table:table-cell office:value-type="string" calcext:value-type="string">
            <text:p>batherson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5500000" calcext:value-type="float">
            <text:p>5,500,000</text:p>
          </table:table-cell>
          <table:table-cell table:style-name="ce4" table:formula="of:=[.C24]-[.B25]" office:value-type="float" office:value="18283807" calcext:value-type="float">
            <text:p>18,283,807</text:p>
          </table:table-cell>
          <table:table-cell table:style-name="ce4" table:formula="of:=[.C25]/([.$A$1]-[.A25])" office:value-type="float" office:value="6094602.33333333" calcext:value-type="float">
            <text:p>6,094,602</text:p>
          </table:table-cell>
          <table:table-cell table:formula="of:=[.$A$1]-[.A25]" office:value-type="float" office:value="3" calcext:value-type="float">
            <text:p>3</text:p>
          </table:table-cell>
          <table:table-cell office:value-type="string" calcext:value-type="string">
            <text:p>konecny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4975000" calcext:value-type="float">
            <text:p>4,975,000</text:p>
          </table:table-cell>
          <table:table-cell table:style-name="ce4" table:formula="of:=[.C25]-[.B26]" office:value-type="float" office:value="13308807" calcext:value-type="float">
            <text:p>13,308,807</text:p>
          </table:table-cell>
          <table:table-cell table:style-name="ce4" table:formula="of:=[.C26]/([.$A$1]-[.A26])" office:value-type="float" office:value="6654403.5" calcext:value-type="float">
            <text:p>6,654,404</text:p>
          </table:table-cell>
          <table:table-cell table:formula="of:=[.$A$1]-[.A26]" office:value-type="float" office:value="2" calcext:value-type="float">
            <text:p>2</text:p>
          </table:table-cell>
          <table:table-cell office:value-type="string" calcext:value-type="string">
            <text:p>rossi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6500000" calcext:value-type="float">
            <text:p>6,500,000</text:p>
          </table:table-cell>
          <table:table-cell table:formula="of:=[.C26]-[.B27]" office:value-type="float" office:value="6808807" calcext:value-type="float">
            <text:p>6,808,807</text:p>
          </table:table-cell>
          <table:table-cell table:formula="of:=[.C27]/([.$A$1]-[.A27])" office:value-type="float" office:value="6808807" calcext:value-type="float">
            <text:p>6,808,807</text:p>
          </table:table-cell>
          <table:table-cell table:style-name="ce6" table:formula="of:=[.$A$1]-[.A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formula="of:=[.C27]-[.B28]" office:value-type="float" office:value="6808807" calcext:value-type="float">
            <text:p>6,808,807</text:p>
          </table:table-cell>
          <table:table-cell/>
          <table:table-cell table:style-name="ce6"/>
          <table:table-cell table:number-columns-repeated="2"/>
        </table:table-row>
      </table:table>
      <table:table table:name="Sheet1_2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2" table:default-cell-style-name="ce5"/>
        <table:table-column table:style-name="co1" table:number-columns-repeated="3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total lef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players lef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3567498" calcext:value-type="float">
            <text:p>43,567,498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1950000" calcext:value-type="float">
            <text:p>1,950,000</text:p>
          </table:table-cell>
          <table:table-cell table:style-name="ce5" table:formula="of:=[.C2]-[.B3]" office:value-type="float" office:value="41617498" calcext:value-type="float">
            <text:p>41,617,498</text:p>
          </table:table-cell>
          <table:table-cell table:formula="of:=[.C3]/([.$A$1]-[.A3])" office:value-type="float" office:value="4624166.44444444" calcext:value-type="float">
            <text:p>4,624,166</text:p>
          </table:table-cell>
          <table:table-cell table:style-name="ce6" table:formula="of:=[.$A$1]-[.A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2000000" calcext:value-type="float">
            <text:p>2,000,000</text:p>
          </table:table-cell>
          <table:table-cell table:style-name="ce5" table:formula="of:=[.C3]-[.B4]" office:value-type="float" office:value="39617498" calcext:value-type="float">
            <text:p>39,617,498</text:p>
          </table:table-cell>
          <table:table-cell table:formula="of:=[.C4]/([.$A$1]-[.A4])" office:value-type="float" office:value="4952187.25" calcext:value-type="float">
            <text:p>4,952,187</text:p>
          </table:table-cell>
          <table:table-cell table:style-name="ce6" table:formula="of:=[.$A$1]-[.A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00000" calcext:value-type="float">
            <text:p>9,000,000</text:p>
          </table:table-cell>
          <table:table-cell table:formula="of:=[.C4]-[.B5]" office:value-type="float" office:value="30617498" calcext:value-type="float">
            <text:p>30,617,498</text:p>
          </table:table-cell>
          <table:table-cell table:style-name="ce4" table:formula="of:=[.C5]/([.$A$1]-[.A5])" office:value-type="float" office:value="4373928.28571429" calcext:value-type="float">
            <text:p>4,373,928</text:p>
          </table:table-cell>
          <table:table-cell table:formula="of:=[.$A$1]-[.A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00000" calcext:value-type="float">
            <text:p>8,000,000</text:p>
          </table:table-cell>
          <table:table-cell table:formula="of:=[.C5]-[.B6]" office:value-type="float" office:value="22617498" calcext:value-type="float">
            <text:p>22,617,498</text:p>
          </table:table-cell>
          <table:table-cell table:style-name="ce4" table:formula="of:=[.C6]/([.$A$1]-[.A6])" office:value-type="float" office:value="3769583" calcext:value-type="float">
            <text:p>3,769,583</text:p>
          </table:table-cell>
          <table:table-cell table:formula="of:=[.$A$1]-[.A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float" office:value="5500000" calcext:value-type="float">
            <text:p>5,500,000</text:p>
          </table:table-cell>
          <table:table-cell table:style-name="ce5" table:formula="of:=[.C6]-[.B7]" office:value-type="float" office:value="17117498" calcext:value-type="float">
            <text:p>17,117,498</text:p>
          </table:table-cell>
          <table:table-cell table:formula="of:=[.C7]/([.$A$1]-[.A7])" office:value-type="float" office:value="3423499.6" calcext:value-type="float">
            <text:p>3,423,500</text:p>
          </table:table-cell>
          <table:table-cell table:style-name="ce6" table:formula="of:=[.$A$1]-[.A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float" office:value="4975000" calcext:value-type="float">
            <text:p>4,975,000</text:p>
          </table:table-cell>
          <table:table-cell table:style-name="ce5" table:formula="of:=[.C7]-[.B8]" office:value-type="float" office:value="12142498" calcext:value-type="float">
            <text:p>12,142,498</text:p>
          </table:table-cell>
          <table:table-cell table:formula="of:=[.C8]/([.$A$1]-[.A8])" office:value-type="float" office:value="3035624.5" calcext:value-type="float">
            <text:p>3,035,625</text:p>
          </table:table-cell>
          <table:table-cell table:style-name="ce6" table:formula="of:=[.$A$1]-[.A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3333" calcext:value-type="float">
            <text:p>863,333</text:p>
          </table:table-cell>
          <table:table-cell table:formula="of:=[.C8]-[.B9]" office:value-type="float" office:value="11279165" calcext:value-type="float">
            <text:p>11,279,165</text:p>
          </table:table-cell>
          <table:table-cell table:style-name="ce4" table:formula="of:=[.C9]/([.$A$1]-[.A9])" office:value-type="float" office:value="3759721.66666667" calcext:value-type="float">
            <text:p>3,759,722</text:p>
          </table:table-cell>
          <table:table-cell table:formula="of:=[.$A$1]-[.A9]"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00000" calcext:value-type="float">
            <text:p>1,600,000</text:p>
          </table:table-cell>
          <table:table-cell table:formula="of:=[.C9]-[.B10]" office:value-type="float" office:value="9679165" calcext:value-type="float">
            <text:p>9,679,165</text:p>
          </table:table-cell>
          <table:table-cell table:style-name="ce4" table:formula="of:=[.C10]/([.$A$1]-[.A10])" office:value-type="float" office:value="4839582.5" calcext:value-type="float">
            <text:p>4,839,583</text:p>
          </table:table-cell>
          <table:table-cell table:formula="of:=[.$A$1]-[.A10]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/>
          <table:table-cell table:style-name="ce5" table:formula="of:=[.C10]-[.B11]" office:value-type="float" office:value="9679165" calcext:value-type="float">
            <text:p>9,679,165</text:p>
          </table:table-cell>
          <table:table-cell table:formula="of:=[.C11]/([.$A$1]-[.A11])" office:value-type="float" office:value="9679165" calcext:value-type="float">
            <text:p>9,679,165</text:p>
          </table:table-cell>
          <table:table-cell table:style-name="ce6" table:formula="of:=[.$A$1]-[.A11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5" table:formula="of:=[.C11]-[.B12]" office:value-type="float" office:value="9679165" calcext:value-type="float">
            <text:p>9,679,165</text:p>
          </table:table-cell>
          <table:table-cell/>
          <table:table-cell table:style-name="ce6"/>
          <table:table-cell office:value-type="string" calcext:value-type="string">
            <text:p>def</text:p>
          </table:table-cell>
          <table:table-cell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total lef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players lef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4802142" calcext:value-type="float">
            <text:p>34,802,142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894167" calcext:value-type="float">
            <text:p>894,167</text:p>
          </table:table-cell>
          <table:table-cell table:style-name="ce5" table:formula="of:=[.C18]-[.B19]" office:value-type="float" office:value="33907975" calcext:value-type="float">
            <text:p>33,907,975</text:p>
          </table:table-cell>
          <table:table-cell table:formula="of:=[.C19]/([.$A$1]-[.A19])" office:value-type="float" office:value="3767552.77777778" calcext:value-type="float">
            <text:p>3,767,553</text:p>
          </table:table-cell>
          <table:table-cell table:style-name="ce6" table:formula="of:=[.$A$1]-[.A19]" office:value-type="float" office:value="9" calcext:value-type="float">
            <text:p>9</text:p>
          </table:table-cell>
          <table:table-cell office:value-type="string" calcext:value-type="string">
            <text:p>stanko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835834" calcext:value-type="float">
            <text:p>835,834</text:p>
          </table:table-cell>
          <table:table-cell table:style-name="ce5" table:formula="of:=[.C19]-[.B20]" office:value-type="float" office:value="33072141" calcext:value-type="float">
            <text:p>33,072,141</text:p>
          </table:table-cell>
          <table:table-cell table:formula="of:=[.C20]/([.$A$1]-[.A20])" office:value-type="float" office:value="4134017.625" calcext:value-type="float">
            <text:p>4,134,018</text:p>
          </table:table-cell>
          <table:table-cell table:style-name="ce6" table:formula="of:=[.$A$1]-[.A20]" office:value-type="float" office:value="8" calcext:value-type="float">
            <text:p>8</text:p>
          </table:table-cell>
          <table:table-cell office:value-type="string" calcext:value-type="string">
            <text:p>guenthe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0000" calcext:value-type="float">
            <text:p>1,950,000</text:p>
          </table:table-cell>
          <table:table-cell table:formula="of:=[.C20]-[.B21]" office:value-type="float" office:value="31122141" calcext:value-type="float">
            <text:p>31,122,141</text:p>
          </table:table-cell>
          <table:table-cell table:style-name="ce4" table:formula="of:=[.C21]/([.$A$1]-[.A21])" office:value-type="float" office:value="4446020.14285714" calcext:value-type="float">
            <text:p>4,446,020</text:p>
          </table:table-cell>
          <table:table-cell table:formula="of:=[.$A$1]-[.A21]" office:value-type="float" office:value="7" calcext:value-type="float">
            <text:p>7</text:p>
          </table:table-cell>
          <table:table-cell office:value-type="string" calcext:value-type="string">
            <text:p>neighbour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75000" calcext:value-type="float">
            <text:p>4,875,000</text:p>
          </table:table-cell>
          <table:table-cell table:formula="of:=[.C21]-[.B22]" office:value-type="float" office:value="26247141" calcext:value-type="float">
            <text:p>26,247,141</text:p>
          </table:table-cell>
          <table:table-cell table:style-name="ce4" table:formula="of:=[.C22]/([.$A$1]-[.A22])" office:value-type="float" office:value="4374523.5" calcext:value-type="float">
            <text:p>4,374,524</text:p>
          </table:table-cell>
          <table:table-cell table:formula="of:=[.$A$1]-[.A22]" office:value-type="float" office:value="6" calcext:value-type="float">
            <text:p>6</text:p>
          </table:table-cell>
          <table:table-cell office:value-type="string" calcext:value-type="string">
            <text:p>def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float" office:value="863334" calcext:value-type="float">
            <text:p>863,334</text:p>
          </table:table-cell>
          <table:table-cell table:style-name="ce5" table:formula="of:=[.C22]-[.B23]" office:value-type="float" office:value="25383807" calcext:value-type="float">
            <text:p>25,383,807</text:p>
          </table:table-cell>
          <table:table-cell table:formula="of:=[.C23]/([.$A$1]-[.A23])" office:value-type="float" office:value="5076761.4" calcext:value-type="float">
            <text:p>5,076,761</text:p>
          </table:table-cell>
          <table:table-cell table:style-name="ce6" table:formula="of:=[.$A$1]-[.A23]" office:value-type="float" office:value="5" calcext:value-type="float">
            <text:p>5</text:p>
          </table:table-cell>
          <table:table-cell office:value-type="string" calcext:value-type="string">
            <text:p>goaler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float" office:value="1600000" calcext:value-type="float">
            <text:p>1,600,000</text:p>
          </table:table-cell>
          <table:table-cell table:style-name="ce5" table:formula="of:=[.C23]-[.B24]" office:value-type="float" office:value="23783807" calcext:value-type="float">
            <text:p>23,783,807</text:p>
          </table:table-cell>
          <table:table-cell table:formula="of:=[.C24]/([.$A$1]-[.A24])" office:value-type="float" office:value="5945951.75" calcext:value-type="float">
            <text:p>5,945,952</text:p>
          </table:table-cell>
          <table:table-cell table:style-name="ce6" table:formula="of:=[.$A$1]-[.A24]" office:value-type="float" office:value="4" calcext:value-type="float">
            <text:p>4</text:p>
          </table:table-cell>
          <table:table-cell office:value-type="string" calcext:value-type="string">
            <text:p>batherson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00000" calcext:value-type="float">
            <text:p>5,500,000</text:p>
          </table:table-cell>
          <table:table-cell table:formula="of:=[.C24]-[.B25]" office:value-type="float" office:value="18283807" calcext:value-type="float">
            <text:p>18,283,807</text:p>
          </table:table-cell>
          <table:table-cell table:style-name="ce4" table:formula="of:=[.C25]/([.$A$1]-[.A25])" office:value-type="float" office:value="6094602.33333333" calcext:value-type="float">
            <text:p>6,094,602</text:p>
          </table:table-cell>
          <table:table-cell table:formula="of:=[.$A$1]-[.A25]" office:value-type="float" office:value="3" calcext:value-type="float">
            <text:p>3</text:p>
          </table:table-cell>
          <table:table-cell office:value-type="string" calcext:value-type="string">
            <text:p>konecny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75000" calcext:value-type="float">
            <text:p>4,975,000</text:p>
          </table:table-cell>
          <table:table-cell table:formula="of:=[.C25]-[.B26]" office:value-type="float" office:value="13308807" calcext:value-type="float">
            <text:p>13,308,807</text:p>
          </table:table-cell>
          <table:table-cell table:style-name="ce4" table:formula="of:=[.C26]/([.$A$1]-[.A26])" office:value-type="float" office:value="6654403.5" calcext:value-type="float">
            <text:p>6,654,404</text:p>
          </table:table-cell>
          <table:table-cell table:formula="of:=[.$A$1]-[.A26]" office:value-type="float" office:value="2" calcext:value-type="float">
            <text:p>2</text:p>
          </table:table-cell>
          <table:table-cell office:value-type="string" calcext:value-type="string">
            <text:p>rossi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float" office:value="6500000" calcext:value-type="float">
            <text:p>6,500,000</text:p>
          </table:table-cell>
          <table:table-cell table:style-name="ce5" table:formula="of:=[.C26]-[.B27]" office:value-type="float" office:value="6808807" calcext:value-type="float">
            <text:p>6,808,807</text:p>
          </table:table-cell>
          <table:table-cell table:formula="of:=[.C27]/([.$A$1]-[.A27])" office:value-type="float" office:value="6808807" calcext:value-type="float">
            <text:p>6,808,807</text:p>
          </table:table-cell>
          <table:table-cell table:style-name="ce6" table:formula="of:=[.$A$1]-[.A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5" table:formula="of:=[.C27]-[.B28]" office:value-type="float" office:value="6808807" calcext:value-type="float">
            <text:p>6,808,807</text:p>
          </table:table-cell>
          <table:table-cell/>
          <table:table-cell table:style-name="ce6"/>
          <table:table-cell table:number-columns-repeated="2"/>
        </table:table-row>
        <table:table-row table:style-name="ro1" table:number-rows-repeated="5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office:value-type="float" office:value="8679165" calcext:value-type="float">
            <text:p>8,679,165</text:p>
          </table:table-cell>
          <table:table-cell office:value-type="float" office:value="4339582" calcext:value-type="float">
            <text:p>4,339,58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[.B34]-[.B35]" office:value-type="float" office:value="8679165" calcext:value-type="float">
            <text:p>8,679,165</text:p>
          </table:table-cell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00-00-00</text:date>, <text:time style:data-style-name="N2" text:time-value="11:02:12.8812088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21:39:25.580509316</meta:creation-date>
    <dc:date>2024-10-14T16:53:02.708841824</dc:date>
    <meta:editing-duration>PT3H29M39S</meta:editing-duration>
    <meta:editing-cycles>11</meta:editing-cycles>
    <meta:generator>LibreOffice/24.2.6.2$Linux_X86_64 LibreOffice_project/420$Build-2</meta:generator>
    <meta:document-statistic meta:table-count="2" meta:cell-count="248" meta:object-count="0"/>
  </office:meta>
</office:document-meta>
</file>